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fo:font-weight="normal" officeooo:rsid="0006fc58" officeooo:paragraph-rsid="0006fc58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Cambria" fo:font-size="11pt" fo:font-weight="bold" officeooo:rsid="0006fc58" officeooo:paragraph-rsid="0006fc58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Cambria" fo:font-size="11pt" fo:font-weight="bold" officeooo:rsid="0007743e" officeooo:paragraph-rsid="0007743e" style:font-size-asian="9.60000038146973pt" style:font-weight-asian="bold" style:font-size-complex="11pt" style:font-weight-complex="bold"/>
    </style:style>
    <style:style style:name="P4" style:family="paragraph" style:parent-style-name="Standard" style:list-style-name="L1">
      <style:text-properties style:font-name="Cambria" fo:font-size="11pt" fo:font-weight="bold" officeooo:rsid="0007743e" officeooo:paragraph-rsid="0007743e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74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ection will explore the key deliverables need<text:span text:style-name="T2">ed</text:span> to complete the project.</text:p>
      <text:p text:style-name="P2"/>
      <text:p text:style-name="P3">Key Deliverables</text:p>
      <text:p text:style-name="P3"/>
      <text:p text:style-name="P3"><text:span text:style-name="T1">The key deliverables of the project are as follows:</text:span></text:p>
      <text:p text:style-name="P3"/>
      <text:list xml:id="list4792617288657500766" text:style-name="L1">
        <text:list-item>
          <text:p text:style-name="P4"><text:span text:style-name="T1">Complete implementation of the basic functionality of the project. Specifically, importing text, sentence segmentation, POS tagging and chunking.</text:span></text:p>
        </text:list-item>
        <text:list-item>
          <text:p text:style-name="P4"><text:span text:style-name="T1">Complete implementation of named entity recognition.</text:span></text:p>
        </text:list-item>
        <text:list-item>
          <text:p text:style-name="P4"><text:span text:style-name="T1">Complete implementation of coreference resolution.</text:span></text:p>
        </text:list-item>
        <text:list-item>
          <text:p text:style-name="P4"><text:span text:style-name="T1">Complete implementation of graphing functionality.</text:span></text:p>
        </text:list-item>
        <text:list-item>
          <text:p text:style-name="P4"><text:span text:style-name="T1">Submit Final Report and demonstrate completed program.</text:span></text:p>
        </text:list-item>
      </text:list>
      <text:p text:style-name="P3"/>
      <text:p text:style-name="P3"><text:span text:style-name="T1">There are of course more deliverables than the ones mentioned above, but these a the key thing that need to happen in order for the project to be a success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6:14.961000000</meta:creation-date>
    <dc:date>2014-12-11T12:32:59.265000000</dc:date>
    <meta:editing-duration>PT3H3M34S</meta:editing-duration>
    <meta:editing-cycles>4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9" meta:word-count="99" meta:character-count="657" meta:non-whitespace-character-count="572"/>
  </office:meta>
</office:document-meta>
</file>